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1.3646in"/>
    </style:style>
    <style:style style:name="co1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4992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  <table:table-row table:style-name="ro1">
          <table:table-cell office:value-type="string" calcext:value-type="string">
            <text:p>Marea Ontzia</text:p>
          </table:table-cell>
          <table:table-cell office:value-type="string" calcext:value-type="string">
            <text:p>S. S. Marea</text:p>
          </table:table-cell>
          <table:table-cell office:value-type="string" calcext:value-type="string">
            <text:p>S. S. Tidal</text:p>
          </table:table-cell>
        </table:table-row>
        <table:table-row table:style-name="ro1">
          <table:table-cell office:value-type="string" calcext:value-type="string">
            <text:p>Estratega familiaren etxea</text:p>
          </table:table-cell>
          <table:table-cell office:value-type="string" calcext:value-type="string">
            <text:p>Casa de la familia estratega</text:p>
          </table:table-cell>
          <table:table-cell office:value-type="string" calcext:value-type="string">
            <text:p>Winstrate’s house</text:p>
          </table:table-cell>
        </table:table-row>
      </table:table>
      <table:table table:name="Erasoak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raeraso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Zul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Zulaket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Ordainketa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Berriz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si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Gutun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Portu Gutuna</text:p>
          </table:table-cell>
          <table:table-cell office:value-type="string" calcext:value-type="string">
            <text:p>Carta Puerto</text:p>
          </table:table-cell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Gutuna</text:p>
          </table:table-cell>
          <table:table-cell office:value-type="string" calcext:value-type="string">
            <text:p>Carta Brillo</text:p>
          </table:table-cell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Gutun Mekanikoa</text:p>
          </table:table-cell>
          <table:table-cell office:value-type="string" calcext:value-type="string">
            <text:p>Carta Imán</text:p>
          </table:table-cell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Gutuna</text:p>
          </table:table-cell>
          <table:table-cell office:value-type="string" calcext:value-type="string">
            <text:p>Carta Madera</text:p>
          </table:table-cell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Gutuna</text:p>
          </table:table-cell>
          <table:table-cell office:value-type="string" calcext:value-type="string">
            <text:p>Carta Ola</text:p>
          </table:table-cell>
          <table:table-cell office:value-type="string" calcext:value-type="string">
            <text:p>Wave Mail</text:p>
          </table:table-cell>
        </table:table-row>
        <table:table-row table:style-name="ro1">
          <table:table-cell office:value-type="string" calcext:value-type="string">
            <text:p>Irudi Gutuna</text:p>
          </table:table-cell>
          <table:table-cell office:value-type="string" calcext:value-type="string">
            <text:p>Carta Imagen</text:p>
          </table:table-cell>
          <table:table-cell office:value-type="string" calcext:value-type="string">
            <text:p>Bead Mail</text:p>
          </table:table-cell>
        </table:table-row>
        <table:table-row table:style-name="ro1">
          <table:table-cell office:value-type="string" calcext:value-type="string">
            <text:p>Itzal Gutuna</text:p>
          </table:table-cell>
          <table:table-cell office:value-type="string" calcext:value-type="string">
            <text:p>Carta Sombra</text:p>
          </table:table-cell>
          <table:table-cell office:value-type="string" calcext:value-type="string">
            <text:p>Shadow Mail</text:p>
          </table:table-cell>
        </table:table-row>
        <table:table-row table:style-name="ro1">
          <table:table-cell office:value-type="string" calcext:value-type="string">
            <text:p>Gutun Tropikala</text:p>
          </table:table-cell>
          <table:table-cell office:value-type="string" calcext:value-type="string">
            <text:p>Carta Tropical</text:p>
          </table:table-cell>
          <table:table-cell office:value-type="string" calcext:value-type="string">
            <text:p>Tropic Mail</text:p>
          </table:table-cell>
        </table:table-row>
        <table:table-row table:style-name="ro1">
          <table:table-cell office:value-type="string" calcext:value-type="string">
            <text:p>Amets Gutuna</text:p>
          </table:table-cell>
          <table:table-cell office:value-type="string" calcext:value-type="string">
            <text:p>Carta Sueño</text:p>
          </table:table-cell>
          <table:table-cell office:value-type="string" calcext:value-type="string">
            <text:p>Dream Mail</text:p>
          </table:table-cell>
        </table:table-row>
        <table:table-row table:style-name="ro1">
          <table:table-cell office:value-type="string" calcext:value-type="string">
            <text:p>Gutun Aparta</text:p>
          </table:table-cell>
          <table:table-cell office:value-type="string" calcext:value-type="string">
            <text:p>Carta Fabulosa</text:p>
          </table:table-cell>
          <table:table-cell office:value-type="string" calcext:value-type="string">
            <text:p>Fab Mail</text:p>
          </table:table-cell>
        </table:table-row>
        <table:table-row table:style-name="ro1">
          <table:table-cell office:value-type="string" calcext:value-type="string">
            <text:p>Retro Gutuna</text:p>
          </table:table-cell>
          <table:table-cell office:value-type="string" calcext:value-type="string">
            <text:p>Carta Retro</text:p>
          </table:table-cell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Distirhautsa</text:p>
          </table:table-cell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Belar Zuria</text:p>
          </table:table-cell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Besoko Sendoa</text:p>
          </table:table-cell>
          <table:table-cell office:value-type="string" calcext:value-type="string">
            <text:p>Brazal Firme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sp. Banatzailea</text:p>
          </table:table-cell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Atzapar Azkarra</text:p>
          </table:table-cell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Lasai Kanpaia</text:p>
          </table:table-cell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Belar Mentala</text:p>
          </table:table-cell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Aukera Zinta</text:p>
          </table:table-cell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Errege Arroka</text:p>
          </table:table-cell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Zilarhautsa</text:p>
          </table:table-cell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o Txanpona</text:p>
          </table:table-cell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Garbitze Amuletoa</text:p>
          </table:table-cell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Arima Ihintza</text:p>
          </table:table-cell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Itsasletagina</text:p>
          </table:table-cell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Itsasezkata</text:p>
          </table:table-cell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Ke Bola</text:p>
          </table:table-cell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Betiharria</text:p>
          </table:table-cell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kus Zinta</text:p>
          </table:table-cell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Zorte Arrautza</text:p>
          </table:table-cell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Periskopioa</text:p>
          </table:table-cell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ezko Estalkia</text:p>
          </table:table-cell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Hondarrak</text:p>
          </table:table-cell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i Ezkata</text:p>
          </table:table-cell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Argi Bola</text:p>
          </table:table-cell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Harea Fina</text:p>
          </table:table-cell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ri Gogorra</text:p>
          </table:table-cell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ri Hazia</text:p>
          </table:table-cell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Eguzkitako Betaurrekoak</text:p>
          </table:table-cell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Gerriko Beltza</text:p>
          </table:table-cell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Ur Mistikoa</text:p>
          </table:table-cell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Moko Zorrotza</text:p>
          </table:table-cell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Gezi Pozointsua</text:p>
          </table:table-cell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Urtuezina</text:p>
          </table:table-cell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orginkeria</text:p>
          </table:table-cell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Koilara Okertua</text:p>
          </table:table-cell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Ikatza</text:p>
          </table:table-cell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i Letagina</text:p>
          </table:table-cell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Zetazko Zapia</text:p>
          </table:table-cell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Hobekuntza</text:p>
          </table:table-cell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Itsas Intsentsua</text:p>
          </table:table-cell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Intsentsu Leuna</text:p>
          </table:table-cell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Zorte Ukabila</text:p>
          </table:table-cell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Hauts Metalikoa</text:p>
          </table:table-cell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Hezur Lodia</text:p>
          </table:table-cell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Makila</text:p>
          </table:table-cell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Zapi Gorria</text:p>
          </table:table-cell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Zapi Urdina</text:p>
          </table:table-cell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Zapi Arrosa</text:p>
          </table:table-cell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Zapi Berdea</text:p>
          </table:table-cell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Zapi Horia</text:p>
          </table:table-cell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Diru Zorroa</text:p>
          </table:table-cell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Zahoria</text:p>
          </table:table-cell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 office:value-type="string" calcext:value-type="string">
            <text:p>Kanabera Zaharra</text:p>
          </table:table-cell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Kanabera Ona</text:p>
          </table:table-cell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kanabera</text:p>
          </table:table-cell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Itsasontziko Tiketa</text:p>
          </table:table-cell>
          <table:table-cell office:value-type="string" calcext:value-type="string">
            <text:p>Ticket Del Barco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Txapelketako Txartela</text:p>
          </table:table-cell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Wailmer Ureztaontzia</text:p>
          </table:table-cell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 office:value-type="string" calcext:value-type="string">
            <text:p>Devon Piezak</text:p>
          </table:table-cell>
          <table:table-cell office:value-type="string" calcext:value-type="string">
            <text:p>Piezas Devon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 office:value-type="string" calcext:value-type="string">
            <text:p>Kedar Zakua</text:p>
          </table:table-cell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 office:value-type="string" calcext:value-type="string">
            <text:p>Sotoko Giltza</text:p>
          </table:table-cell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Bizikleta Akrobatikoa</text:p>
          </table:table-cell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 office:value-type="string" calcext:value-type="string">
            <text:p>Pokéblocken Kutxa</text:p>
          </table:table-cell>
          <table:table-cell office:value-type="string" calcext:value-type="string">
            <text:p>Tubo Pokécubos</text:p>
          </table:table-cell>
          <table:table-cell office:value-type="string" calcext:value-type="string">
            <text:p>Pokeblock Case</text:p>
          </table:table-cell>
        </table:table-row>
        <table:table-row table:style-name="ro1">
          <table:table-cell office:value-type="string" calcext:value-type="string">
            <text:p>Gutuna</text:p>
          </table:table-cell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on Tiketa</text:p>
          </table:table-cell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txirula</text:p>
          </table:table-cell>
          <table:table-cell office:value-type="string" calcext:value-type="string">
            <text:p>Pokéflauta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 office:value-type="string" calcext:value-type="string">
            <text:p>Eriko</text:p>
          </table:table-cell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Xalant</text:p>
          </table:table-cell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Iluntze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Iraide</text:p>
          </table:table-cell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table:style-name="ce4" office:value-type="string" calcext:value-type="string">
            <text:p>Wallace</text:p>
          </table:table-cell>
          <table:table-cell office:value-type="string" calcext:value-type="string">
            <text:p>Ureder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Klara</text:p>
          </table:table-cell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or Abedul</text:p>
          </table:table-cell>
          <table:table-cell office:value-type="string" calcext:value-type="string">
            <text:p>Professor Birch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Señor Peñas</text:p>
          </table:table-cell>
          <table:table-cell office:value-type="string" calcext:value-type="string">
            <text:p>Mister Stone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 office:value-type="string" calcext:value-type="string">
            <text:p>Magno</text:p>
          </table:table-cell>
          <table:table-cell office:value-type="string" calcext:value-type="string">
            <text:p>Maxie</text:p>
          </table:table-cell>
          <table:table-cell office:value-type="string" calcext:value-type="string">
            <text:p>Magno</text:p>
          </table:table-cell>
        </table:table-row>
        <table:table-row table:style-name="ro1">
          <table:table-cell office:value-type="string" calcext:value-type="string">
            <text:p>Aquiles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Akiles</text:p>
          </table:table-cell>
        </table:table-row>
        <table:table-row table:style-name="ro1">
          <table:table-cell office:value-type="string" calcext:value-type="string">
            <text:p>Dock</text:p>
          </table:table-cell>
          <table:table-cell office:value-type="string" calcext:value-type="string">
            <text:p>Muéllez</text:p>
          </table:table-cell>
          <table:table-cell office:value-type="string" calcext:value-type="string">
            <text:p>Kai</text:p>
          </table:table-cell>
        </table:table-row>
        <table:table-row table:style-name="ro1">
          <table:table-cell table:number-columns-repeated="2" office:value-type="string" calcext:value-type="string">
            <text:p>Cozmo</text:p>
          </table:table-cell>
          <table:table-cell office:value-type="string" calcext:value-type="string">
            <text:p>Kozmo</text:p>
          </table:table-cell>
        </table:table-row>
        <table:table-row table:style-name="ro1">
          <table:table-cell office:value-type="string" calcext:value-type="string">
            <text:p>Anacleto</text:p>
          </table:table-cell>
          <table:table-cell office:value-type="string" calcext:value-type="string">
            <text:p>Rydel</text:p>
          </table:table-cell>
          <table:table-cell office:value-type="string" calcext:value-type="string">
            <text:p>Anakleto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Lena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Aran eta Miren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Ali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  <table:table-row table:style-name="ro1">
          <table:table-cell/>
          <table:table-cell office:value-type="string" calcext:value-type="string">
            <text:p>Amy and Liv</text:p>
          </table:table-cell>
          <table:table-cell office:value-type="string" calcext:value-type="string">
            <text:p>Amaia eta Libe</text:p>
          </table:table-cell>
        </table:table-row>
        <table:table-row table:style-name="ro1">
          <table:table-cell/>
          <table:table-cell office:value-type="string" calcext:value-type="string">
            <text:p>Gina and Mia</text:p>
          </table:table-cell>
          <table:table-cell office:value-type="string" calcext:value-type="string">
            <text:p>Alaitz eta Maider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iriam eta Arane</text:p>
          </table:table-cell>
        </table:table-row>
        <table:table-row table:style-name="ro1">
          <table:table-cell/>
          <table:table-cell office:value-type="string" calcext:value-type="string">
            <text:p>Dez and Luke</text:p>
          </table:table-cell>
          <table:table-cell office:value-type="string" calcext:value-type="string">
            <text:p>Naia eta Aritz</text:p>
          </table:table-cell>
        </table:table-row>
        <table:table-row table:style-name="ro1">
          <table:table-cell/>
          <table:table-cell office:value-type="string" calcext:value-type="string">
            <text:p>Lea and Jed</text:p>
          </table:table-cell>
          <table:table-cell office:value-type="string" calcext:value-type="string">
            <text:p>Lea eta Edgar</text:p>
          </table:table-cell>
        </table:table-row>
        <table:table-row table:style-name="ro1">
          <table:table-cell/>
          <table:table-cell office:value-type="string" calcext:value-type="string">
            <text:p>Kira and Dan</text:p>
          </table:table-cell>
          <table:table-cell office:value-type="string" calcext:value-type="string">
            <text:p>Kira eta Danel</text:p>
          </table:table-cell>
        </table:table-row>
        <table:table-row table:style-name="ro1">
          <table:table-cell/>
          <table:table-cell office:value-type="string" calcext:value-type="string">
            <text:p>Tyra and Ivy</text:p>
          </table:table-cell>
          <table:table-cell office:value-type="string" calcext:value-type="string">
            <text:p>Telma eta Luisa</text:p>
          </table:table-cell>
        </table:table-row>
        <table:table-row table:style-name="ro1">
          <table:table-cell/>
          <table:table-cell office:value-type="string" calcext:value-type="string">
            <text:p>Mel and Paul</text:p>
          </table:table-cell>
          <table:table-cell office:value-type="string" calcext:value-type="string">
            <text:p>Miren eta Paulo</text:p>
          </table:table-cell>
        </table:table-row>
        <table:table-row table:style-name="ro1">
          <table:table-cell/>
          <table:table-cell office:value-type="string" calcext:value-type="string">
            <text:p>John and Jay</text:p>
          </table:table-cell>
          <table:table-cell office:value-type="string" calcext:value-type="string">
            <text:p>Jon eta Jaione</text:p>
          </table:table-cell>
        </table:table-row>
        <table:table-row table:style-name="ro1">
          <table:table-cell/>
          <table:table-cell office:value-type="string" calcext:value-type="string">
            <text:p>Giddy</text:p>
          </table:table-cell>
          <table:table-cell office:value-type="string" calcext:value-type="string">
            <text:p>Hitzontzi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21:52:18.278608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12-11T22:12:19.484378559</dc:date>
    <meta:editing-duration>P5DT17H44M9S</meta:editing-duration>
    <meta:editing-cycles>713</meta:editing-cycles>
    <meta:generator>LibreOffice/24.2.7.2$Linux_X86_64 LibreOffice_project/420$Build-2</meta:generator>
    <meta:document-statistic meta:table-count="7" meta:cell-count="2586" meta:object-count="0"/>
  </office:meta>
</office:document-meta>
</file>